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svg:font-family="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paragraph-rsid="0006f0d8" style:font-size-asian="12pt" style:font-size-complex="12pt"/>
    </style:style>
    <style:style style:name="P2"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paragraph-rsid="0018ffe3" style:font-size-asian="12pt" style:font-size-complex="12pt"/>
    </style:style>
    <style:style style:name="P3"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paragraph-rsid="00138de7" style:font-size-asian="12pt" style:font-size-complex="12pt"/>
    </style:style>
    <style:style style:name="P4"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paragraph-rsid="001a3f99" style:font-size-asian="12pt" style:font-size-complex="12pt"/>
    </style:style>
    <style:style style:name="P5"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6f0d8" officeooo:paragraph-rsid="0018ffe3" style:font-size-asian="12pt" style:font-size-complex="12pt"/>
    </style:style>
    <style:style style:name="P6"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6f0d8" officeooo:paragraph-rsid="001a3f99" style:font-size-asian="12pt" style:font-size-complex="12pt"/>
    </style:style>
    <style:style style:name="P7"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38de7" officeooo:paragraph-rsid="00138de7" style:font-size-asian="12pt" style:font-size-complex="12pt"/>
    </style:style>
    <style:style style:name="P8"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c09a4" officeooo:paragraph-rsid="001c09a4" style:font-size-asian="12pt" style:font-size-complex="12pt"/>
    </style:style>
    <style:style style:name="P9"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de09d" officeooo:paragraph-rsid="001de09d" style:font-size-asian="12pt" style:font-size-complex="12pt"/>
    </style:style>
    <style:style style:name="P10" style:family="paragraph" style:parent-style-name="Preformatted_20_Text">
      <style:paragraph-properties fo:margin-top="0.0398in" fo:margin-bottom="0.0398in" loext:contextual-spacing="false" fo:line-height="150%" fo:text-align="center" style:justify-single-word="false"/>
      <style:text-properties style:font-name="Liberation Mono" fo:font-size="22pt" fo:font-weight="bold" officeooo:rsid="001c09a4" officeooo:paragraph-rsid="001c09a4" style:font-size-asian="22pt" style:font-weight-asian="bold" style:font-size-complex="22pt" style:font-weight-complex="bold"/>
    </style:style>
    <style:style style:name="P11" style:family="paragraph" style:parent-style-name="Preformatted_20_Text">
      <style:paragraph-properties fo:margin-top="0.0398in" fo:margin-bottom="0.0398in" loext:contextual-spacing="false" fo:line-height="150%" fo:text-align="start" style:justify-single-word="false"/>
      <style:text-properties style:font-name="Liberation Mono" fo:font-size="14pt" fo:font-weight="bold" officeooo:paragraph-rsid="0006f0d8" style:font-size-asian="14pt" style:font-weight-asian="bold" style:font-size-complex="14pt" style:font-weight-complex="bold"/>
    </style:style>
    <style:style style:name="P12"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fo:font-weight="bold" officeooo:rsid="001c09a4" officeooo:paragraph-rsid="001c09a4" style:font-size-asian="15pt" style:font-weight-asian="bold" style:font-size-complex="15pt" style:font-weight-complex="bold"/>
    </style:style>
    <style:style style:name="P13" style:family="paragraph" style:parent-style-name="Preformatted_20_Text">
      <style:paragraph-properties fo:margin-top="0.0398in" fo:margin-bottom="0.0398in" loext:contextual-spacing="false" fo:line-height="150%" fo:text-align="start" style:justify-single-word="false"/>
      <style:text-properties style:font-name="Liberation Mono" fo:font-size="16pt" fo:font-weight="bold" officeooo:paragraph-rsid="001c09a4" style:font-size-asian="16pt" style:font-weight-asian="bold" style:font-size-complex="16pt" style:font-weight-complex="bold"/>
    </style:style>
    <style:style style:name="P14" style:family="paragraph" style:parent-style-name="Preformatted_20_Text">
      <style:paragraph-properties fo:margin-top="0.0398in" fo:margin-bottom="0.0398in" loext:contextual-spacing="false" fo:line-height="150%" fo:text-align="start" style:justify-single-word="false"/>
      <style:text-properties style:font-name="Liberation Mono" fo:font-size="16pt" fo:font-weight="bold" officeooo:rsid="001c09a4" officeooo:paragraph-rsid="001c09a4" style:font-size-asian="16pt" style:font-weight-asian="bold" style:font-size-complex="16pt" style:font-weight-complex="bold"/>
    </style:style>
    <style:style style:name="T1" style:family="text">
      <style:text-properties officeooo:rsid="001de111"/>
    </style:style>
    <style:style style:name="T2" style:family="text">
      <style:text-properties officeooo:rsid="00082c34"/>
    </style:style>
    <style:style style:name="T3" style:family="text">
      <style:text-properties officeooo:rsid="0008a475"/>
    </style:style>
    <style:style style:name="T4" style:family="text">
      <style:text-properties officeooo:rsid="000a8bff"/>
    </style:style>
    <style:style style:name="T5" style:family="text">
      <style:text-properties officeooo:rsid="000adc0b"/>
    </style:style>
    <style:style style:name="T6" style:family="text">
      <style:text-properties officeooo:rsid="000c6f2c"/>
    </style:style>
    <style:style style:name="T7" style:family="text">
      <style:text-properties officeooo:rsid="000d6016"/>
    </style:style>
    <style:style style:name="T8" style:family="text">
      <style:text-properties officeooo:rsid="00102a5f"/>
    </style:style>
    <style:style style:name="T9" style:family="text">
      <style:text-properties officeooo:rsid="0011ca62"/>
    </style:style>
    <style:style style:name="T10" style:family="text">
      <style:text-properties officeooo:rsid="0011dd60"/>
    </style:style>
    <style:style style:name="T11" style:family="text">
      <style:text-properties officeooo:rsid="00138de7"/>
    </style:style>
    <style:style style:name="T12" style:family="text">
      <style:text-properties officeooo:rsid="0013a5e0"/>
    </style:style>
    <style:style style:name="T13" style:family="text">
      <style:text-properties fo:font-variant="normal" fo:text-transform="none" fo:color="#050505" fo:letter-spacing="normal" fo:font-style="normal" fo:font-weight="normal"/>
    </style:style>
    <style:style style:name="T14" style:family="text">
      <style:text-properties officeooo:rsid="001c09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0">Murari Chand College, Sylhet</text:p>
      <text:p text:style-name="P8"/>
      <text:p text:style-name="P1"/>
      <text:p text:style-name="P1"/>
      <text:p text:style-name="P1"/>
      <text:p text:style-name="P1"/>
      <text:p text:style-name="P1"/>
      <text:p text:style-name="P13"><text:span text:style-name="T14">The difference between Appearance and Reality as The Main</text:span></text:p>
      <text:p text:style-name="P13"><text:span text:style-name="T14"><text:s text:c="17"/>Theme of King Lear</text:span></text:p>
      <text:p text:style-name="P13"/>
      <text:p text:style-name="P13"/>
      <text:p text:style-name="P14">Name:Smaranika Das</text:p>
      <text:p text:style-name="P14">English Language and Literature</text:p>
      <text:p text:style-name="P14">Class Roll:</text:p>
      <text:p text:style-name="P14">Superviser:Abu Musa Md. Tarek Lecturer</text:p>
      <text:p text:style-name="P14"/>
      <text:p text:style-name="P11"/>
      <text:p text:style-name="P1"/>
      <text:p text:style-name="P1"><text:soft-page-break/></text:p>
      <text:p text:style-name="P8"/>
      <text:p text:style-name="P8"/>
      <text:p text:style-name="P8"/>
      <text:p text:style-name="P8"/>
      <text:p text:style-name="P8"/>
      <text:p text:style-name="P8"/>
      <text:p text:style-name="P12">Table of Contents</text:p>
      <text:p text:style-name="P8"/>
      <text:p text:style-name="P9">1)Abstract</text:p>
      <text:p text:style-name="P9"/>
      <text:p text:style-name="P9">2)Introduction</text:p>
      <text:p text:style-name="P9"/>
      <text:p text:style-name="P9">3)Source</text:p>
      <text:p text:style-name="P9"/>
      <text:p text:style-name="P9">4)Main Body</text:p>
      <text:p text:style-name="P9"/>
      <text:p text:style-name="P9">5)Analysis</text:p>
      <text:p text:style-name="P9"/>
      <text:p text:style-name="P9">6)Conclusion</text:p>
      <text:p text:style-name="P9"/>
      <text:p text:style-name="P9"/>
      <text:p text:style-name="P1"/>
      <text:p text:style-name="P1"/>
      <text:p text:style-name="P1"/>
      <text:p text:style-name="P1"/>
      <text:p text:style-name="P1"/>
      <text:p text:style-name="P1"/>
      <text:p text:style-name="P1"><text:soft-page-break/></text:p>
      <text:p text:style-name="P1">Q.The difference between <text:s/>appearance and reality as the main theme of King Lear</text:p>
      <text:p text:style-name="P1"/>
      <text:p text:style-name="P1"><text:s/>Ans:Introduction:</text:p>
      <text:p text:style-name="P2"><text:s/>The theme of appearance versus reality is reoccuring throughout</text:p>
      <text:p text:style-name="P2"><text:s/>the pay of King Lear by William Shakespeare .There is an evident</text:p>
      <text:p text:style-name="P2"><text:s/>contrast between reality as opposed to appearance .Reality is the</text:p>
      <text:p text:style-name="P2"><text:s/>world or the state of things as they actually exist, as opposed</text:p>
      <text:p text:style-name="P2"><text:s/>to appearance to be an idealistic or notional to them. Appearance</text:p>
      <text:p text:style-name="P2"><text:s/>is an imagination, while reality is an actual existence .Looks</text:p>
      <text:p text:style-name="P2"><text:s/>are deceiving and in King Lear,appearance and reality are one of </text:p>
      <text:p text:style-name="P2"><text:s/>the major theme presented King Lear has appearance confused with</text:p>
      <text:p text:style-name="P2"><text:s/>realities .In King Lear there are many characters that appear to </text:p>
      <text:p text:style-name="P2"><text:s/>be,what in reality they are not,Since one cannot see into</text:p>
      <text:p text:style-name="P2"><text:s/>another’s character,you can never identify someone for who they</text:p>
      <text:p text:style-name="P2"><text:s/>truly are. The following character are victims to appearance</text:p>
      <text:p text:style-name="P2"><text:s/>versus reality or present themselves falsely.King Lear have three</text:p>
      <text:p text:style-name="P2"><text:s/>daughters.King Lear does not even truly know the real nature of</text:p>
      <text:p text:style-name="P2"><text:s/>his daughters <text:s text:c="3"/>Goneril <text:s text:c="2"/>Ragan and cordelia. Goneril the eldest</text:p>
      <text:p text:style-name="P2"><text:s/>of king lears three daughters.Along with her sister Ragan goneril</text:p>
      <text:p text:style-name="P2"><text:s/>is considered a villain.But in the opening scence <text:s/>of the</text:p>
      <text:p text:style-name="P2"><text:s/>play ,Goneril appears like she is so kind with her father .But</text:p>
      <text:p text:style-name="P2"><text:s/>she is obsessed with power and makes plan of overthrowing her</text:p>
      <text:p text:style-name="P2"><text:s/>elderly father as ruler of the kingdom of Britain.After</text:p>
      <text:p text:style-name="P2"><text:s/>professing her deep love for her father and receiving half of his</text:p>
      <text:p text:style-name="P2"><text:s/>kingdom ,she betrays him and plots his murder.Gonerils</text:p>
      <text:p text:style-name="P2"><text:s/>expressions of love are extreme and reveal the inherent</text:p>
      <text:p text:style-name="P2"><text:soft-page-break/></text:p>
      <text:p text:style-name="P2"><text:s/>dishonesty of her nature,which calls for daughters to respect and</text:p>
      <text:p text:style-name="P2"><text:s/>honor <text:s/>this fathers, and buys the groundwork for he forment she </text:p>
      <text:p text:style-name="P2"><text:s/>will set in motion for the reminder of her fathers’s life.Goneril</text:p>
      <text:p text:style-name="P2"><text:s/>leads her father to believe that her love for him extends beyond </text:p>
      <text:p text:style-name="P2"><text:s/>any evidence of poor behaviour and so ultimately ,she is</text:p>
      <text:p text:style-name="P2"><text:s/>responsible for Lear’s actions,having earlier endorsed </text:p>
      <text:p text:style-name="P2"><text:s/>them.Later,bothe Goneril and Ragan are depicted as especially </text:p>
      <text:p text:style-name="P2"><text:s/>cruel and bloodthirsty,as they call for Gloucester’s </text:p>
      <text:p text:style-name="P2"><text:s/>punishment.Through out most of the play,having powers has been </text:p>
      <text:p text:style-name="P4"><text:s/>most important to Goneril,but by its conclusion,she is willing to</text:p>
      <text:p text:style-name="P2"><text:s/>lose the battle and the kingdom,rather than lose a man.Regan is a</text:p>
      <text:p text:style-name="P2"><text:s/>fictional character in William Shakespear’s play King Lear.Regan</text:p>
      <text:p text:style-name="P2"><text:s/>is Lear’s second daughter.Regan is as villainous as Goneril.In </text:p>
      <text:p text:style-name="P2"><text:s/>the beginning,Regan appears to be conscientious and reasonable </text:p>
      <text:p text:style-name="P2"><text:s/>person.Regan appears genuinely upset to learnof Edgar’s</text:p>
      <text:p text:style-name="P2"><text:s/>betrayal.Thus, Regan initially appears as the more sympathetic </text:p>
      <text:p text:style-name="P2"><text:s/>and gentle daughter.Shegreets her father with politeness,but her</text:p>
      <text:p text:style-name="P2"><text:s/>department is deceptive.Regan has no real reverence for her</text:p>
      <text:p text:style-name="P2"><text:s/>father and king as her subsequent actions reveal, but Regan is</text:p>
      <text:p text:style-name="P2"><text:s/>more competent than Goneril at deception more easily assuming </text:p>
      <text:p text:style-name="P2"><text:s/>themantle of deffference and politeness that a gracious daughter</text:p>
      <text:p text:style-name="P2"><text:s/>is expected to exibit.<text:span text:style-name="T1">Like Goneril, Rgan also proves herself</text:span></text:p>
      <text:p text:style-name="P5"><text:s/>to be unyielding and cruel.Regan’s plucking of Gloucester’s beard</text:p>
      <text:p text:style-name="P5"><text:s/>reinforces the polnt that she has no respect for age or rank.In</text:p>
      <text:p text:style-name="P5"><text:s/>constrast to her basic inhumanity.Regan shows some real</text:p>
      <text:p text:style-name="P5"><text:s/>humanity,though briefly,when Cornwelll is wonded.Regan’s concerns</text:p>
      <text:p text:style-name="P5"><text:s/>that Gloucester should be relieved of his misery indicates that </text:p>
      <text:p text:style-name="P5"><text:soft-page-break/></text:p>
      <text:p text:style-name="P5">she is congnizant of public opinion and concerned that hersubject</text:p>
      <text:p text:style-name="P5">support her actions.Regan is the younger daughter of Lear’s two</text:p>
      <text:p text:style-name="P5">evil daughters.Slightly more passive.Regan can’t oppose her </text:p>
      <text:p text:style-name="P5">father on her own-she waits for Goneril to show up and support </text:p>
      <text:p text:style-name="P5">her.She is more likely to ggetmen to do her dirty work for her</text:p>
      <text:p text:style-name="P5">than to attend to it herslef.As we have already been reminded </text:p>
      <text:p text:style-name="P5">that evil thumps good in this play,we are told in addition that </text:p>
      <text:p text:style-name="P5">realy evil.Goneril thumps mostly evil, Regan.When the former</text:p>
      <text:p text:style-name="P5">poisons the letter.This reinforces the tself-centeredness is</text:p>
      <text:p text:style-name="P5">thicker than blood theme.Goneril and Regan weren’t sticking</text:p>
      <text:p text:style-name="P5">toghether for sisterly values,they were doing it to beat</text:p>
      <text:p text:style-name="P5">Lear.Once Lear was bested,they turn on each other.In the play </text:p>
      <text:p text:style-name="P5">king Lear by William Shakespeare ,we find cordelia ,who is the</text:p>
      <text:p text:style-name="P5">youngest daughter of king Lear.She is simmply the most unique </text:p>
      <text:p text:style-name="P5">character portrayed in the play.Unlike other characters she is</text:p>
      <text:p text:style-name="P5">made to be a saint.ON the contrary,she shares a few </text:p>
      <text:p text:style-name="P5">characteristic with her father.In the beginning of the play,when </text:p>
      <text:p text:style-name="P5">king Lear ask each of his daughters to declare their love far him</text:p>
      <text:p text:style-name="P5">in exchange for part of his kingdom.Cordelia chooses not to</text:p>
      <text:p text:style-name="P5">participate in such acts of buying her fathers love.Alike king</text:p>
      <text:p text:style-name="P5">Lear,Cordelia holds great pride,which is why there is a battle of</text:p>
      <text:p text:style-name="P5">the parides when chase not to express her love because she</text:p>
      <text:p text:style-name="P5">believes she should not have to say it,he should just know</text:p>
      <text:p text:style-name="P5">it.Although cordelia might share common characteristics with her </text:p>
      <text:p text:style-name="P5">father king Lear she does not share similerities with her </text:p>
      <text:p text:style-name="P5">sisters.When cordelia choose to not trade love for power because </text:p>
      <text:p text:style-name="P5">of her pride,her sisters did not hesistate <text:span text:style-name="T2">to go above and beyond</text:span></text:p>
      <text:p text:style-name="P5"><text:soft-page-break/></text:p>
      <text:p text:style-name="P5"><text:span text:style-name="T2">to ex aggerated just how much they loved king Lear.Ironically, </text:span></text:p>
      <text:p text:style-name="P5"><text:span text:style-name="T2">Cordelia was the only daughter of </text:span><text:span text:style-name="T3">King Lear’s that genuinely loved</text:span></text:p>
      <text:p text:style-name="P5"><text:span text:style-name="T3">her father,yet she ws the only dauther to not only failt to</text:span></text:p>
      <text:p text:style-name="P5"><text:span text:style-name="T3">inherit part of the kingdom, but to get banned fron the</text:span></text:p>
      <text:p text:style-name="P5"><text:span text:style-name="T3">kingdom.Not only did cordelia love her father,she was covertly in</text:span></text:p>
      <text:p text:style-name="P5"><text:span text:style-name="T3">love with her father.Signs of cordelia’s secret love for her</text:span></text:p>
      <text:p text:style-name="P5"><text:span text:style-name="T3">father can be seen as she expressed,”I an sure my love’s more</text:span></text:p>
      <text:p text:style-name="P5"><text:span text:style-name="T3">panderous than my tongue”.Meaning that she loves her father more</text:span></text:p>
      <text:p text:style-name="P5"><text:span text:style-name="T3">ponderous thatn my tongue”&gt;Meanng that she loves her father more</text:span></text:p>
      <text:p text:style-name="P5"><text:span text:style-name="T3">than she can put into woeds.Cordelia shared a strong bond with</text:span></text:p>
      <text:p text:style-name="P5"><text:span text:style-name="T3">her father ,thus it m</text:span><text:span text:style-name="T4">a</text:span><text:span text:style-name="T3">k</text:span><text:span text:style-name="T4">e</text:span><text:span text:style-name="T3">s sense she loved her father so</text:span></text:p>
      <text:p text:style-name="P5"><text:span text:style-name="T3">deeply.Right from the start of the </text:span><text:span text:style-name="T4">play it is obvious that </text:span></text:p>
      <text:p text:style-name="P5"><text:span text:style-name="T4">despite having sisters cordelia doesn’t fir in with them,so</text:span></text:p>
      <text:p text:style-name="P5"><text:span text:style-name="T4">instead she made a friend in her father.Cordelia loves her father</text:span></text:p>
      <text:p text:style-name="P5"><text:span text:style-name="T4">so much that throughout the play Cordelia only actions are done</text:span></text:p>
      <text:p text:style-name="P5"><text:span text:style-name="T4">in order to benefit her father when Cordelila returns at the end </text:span></text:p>
      <text:p text:style-name="P5"><text:span text:style-name="T4">of the play she had forgotten about her husband and her sole</text:span></text:p>
      <text:p text:style-name="P5"><text:span text:style-name="T4">mission was to care for her father even though he recently </text:span></text:p>
      <text:p text:style-name="P5"><text:span text:style-name="T4">abandoned her.Despite, being totally abandoned and </text:span></text:p>
      <text:p text:style-name="P5"><text:span text:style-name="T4">disowned,Cordelia still wanted to be </text:span><text:span text:style-name="T5">there for her father.Cordelia</text:span></text:p>
      <text:p text:style-name="P5"><text:span text:style-name="T5">states in the play, This know before.IN expectation of them our </text:span></text:p>
      <text:p text:style-name="P5"><text:span text:style-name="T5">preperation stands.Dear father, it is the business that I go about</text:span></text:p>
      <text:p text:style-name="P5"><text:span text:style-name="T5">Therefore great France my <text:s/>mourning and impostured tears hath </text:span></text:p>
      <text:p text:style-name="P5"><text:span text:style-name="T5">pitied.This translates to <text:s/>say that after begging and crying</text:span></text:p>
      <text:p text:style-name="P5"><text:span text:style-name="T5">Cordelia convinced her husband to allow her to take the army and</text:span></text:p>
      <text:p text:style-name="P5"><text:span text:style-name="T5">she is ready to fight for her father.Soon after, Cordelia went</text:span></text:p>
      <text:p text:style-name="P5"><text:span text:style-name="T5">out to search for her father,taking her husbands army with</text:span></text:p>
      <text:p text:style-name="P5"><text:soft-page-break/></text:p>
      <text:p text:style-name="P5"><text:span text:style-name="T5">her.Not many people woujld drop everyting and leave behind their </text:span></text:p>
      <text:p text:style-name="P5"><text:span text:style-name="T5">spouse to help someone who abandoned them.Cordelia really did love</text:span></text:p>
      <text:p text:style-name="P5"><text:span text:style-name="T5">her father more than anything .Cordelia was a detrunmental factor</text:span></text:p>
      <text:p text:style-name="P5"><text:span text:style-name="T5">in making the play.Without Cordelia,it would ompletely change the</text:span></text:p>
      <text:p text:style-name="P5"><text:span text:style-name="T5">plot of the play.Cordelia appearses only in the first and last </text:span></text:p>
      <text:p text:style-name="P5"><text:span text:style-name="T5">parts in the play, yet throughtout the whole play she is left in</text:span></text:p>
      <text:p text:style-name="P5"><text:span text:style-name="T5">our minds as the good to come.Cordelia is the small piece of good</text:span></text:p>
      <text:p text:style-name="P5"><text:span text:style-name="T5">sprinkled in th play.She allows us to foresee good in th dramatic</text:span></text:p>
      <text:p text:style-name="P5"><text:span text:style-name="T5">and harsh moments throughtout the play.Her character pulls at our</text:span></text:p>
      <text:p text:style-name="P5"><text:span text:style-name="T5">hearts in her herouc manner seen towards the end of the play when</text:span></text:p>
      <text:p text:style-name="P5"><text:span text:style-name="T5">she strives to save her father and returnes to break our hearts</text:span></text:p>
      <text:p text:style-name="P5"><text:span text:style-name="T5">at her sad passing that hits us with tears.Cordelia who takes on</text:span></text:p>
      <text:p text:style-name="P5"><text:span text:style-name="T5">the role of an sympathetic outcast at the beginning of the play,</text:span></text:p>
      <text:p text:style-name="P5"><text:span text:style-name="T5">becolmes a strong ,heroic individual by the end of the play. In</text:span></text:p>
      <text:p text:style-name="P5"><text:span text:style-name="T5">every play, story ,or movie, ther is always an underdog who </text:span></text:p>
      <text:p text:style-name="P5"><text:span text:style-name="T5">everyone is rooting fork, and in kind Lear, Cordelia is that</text:span></text:p>
      <text:p text:style-name="P5"><text:span text:style-name="T5">underdog.Shakespeare,makes this play whole by introducing her </text:span></text:p>
      <text:p text:style-name="P5"><text:span text:style-name="T5">briefly at the beginning, and although we don’t see her until the</text:span></text:p>
      <text:p text:style-name="P5"><text:span text:style-name="T5">last part of the play, we are aware of the play, we are aware of </text:span></text:p>
      <text:p text:style-name="P5"><text:span text:style-name="T5">her presence and root for her appearance through the rest of the</text:span></text:p>
      <text:p text:style-name="P5"><text:span text:style-name="T5">play. Her character keeps b other readers and viewers hooked on </text:span></text:p>
      <text:p text:style-name="P5"><text:span text:style-name="T5">finishing the play with the hope of her appearance.Cordelia is a</text:span></text:p>
      <text:p text:style-name="P5"><text:span text:style-name="T5">key device in the making of the play.Here ,in this play we find</text:span></text:p>
      <text:p text:style-name="P5"><text:span text:style-name="T5">the character of the </text:span><text:span text:style-name="T6">Duke of </text:span><text:span text:style-name="T5">Albany who is Goneril’s husband.</text:span><text:span text:style-name="T6">He </text:span></text:p>
      <text:p text:style-name="P5"><text:span text:style-name="T6">is a vacillating man.Albany is not so weak as Goneril thinks</text:span></text:p>
      <text:p text:style-name="P5"><text:span text:style-name="T6">him.It merely takes time to make up his mind because he is the</text:span></text:p>
      <text:p text:style-name="P5"><text:span text:style-name="T6">king of man who has to weigh allegiances very carefully.His</text:span></text:p>
      <text:p text:style-name="P5"><text:soft-page-break/></text:p>
      <text:p text:style-name="P5"/>
      <text:p text:style-name="P5"/>
      <text:p text:style-name="P5"><text:span text:style-name="T6">appearance and rality both are same.He is so kind hearted.Albany </text:span></text:p>
      <text:p text:style-name="P5"><text:span text:style-name="T6">at first does not interfere with Goneril’s cruel treatement of</text:span></text:p>
      <text:p text:style-name="P5"><text:span text:style-name="T6">Lear , and Lear makes no distinction between him and Cornwell. He</text:span></text:p>
      <text:p text:style-name="P5"><text:span text:style-name="T6">is obviously in love with his wife for her physical beauty.But as</text:span></text:p>
      <text:p text:style-name="P5"><text:span text:style-name="T6">the play progresses,Albany’s essential decency emerges.He cann’t</text:span></text:p>
      <text:p text:style-name="P5"><text:span text:style-name="T6">bear the cruelty that has been shown to Lear,and at the risk of </text:span></text:p>
      <text:p text:style-name="P5"><text:span text:style-name="T6">Losing his wife to Edmund he defends the old King.He woundly </text:span></text:p>
      <text:p text:style-name="P5"><text:span text:style-name="T6">upbraids Goneril as “Most Barbarous,most degenerate””, and when he</text:span></text:p>
      <text:p text:style-name="P5"><text:span text:style-name="T6">hears that his brother-in-law Cornwell was alin while gouging out</text:span></text:p>
      <text:p text:style-name="P5"><text:span text:style-name="T6">Gloucester’s eyes,Albany cries out in exultation.”This shows you</text:span></text:p>
      <text:p text:style-name="P5"><text:span text:style-name="T6">are avobe/you justicers, that these our </text:span><text:span text:style-name="T7">nether crimes so sppedly </text:span></text:p>
      <text:p text:style-name="P5"><text:span text:style-name="T7">can venge!”Nevertheless Albany is as patriotic man, and leads his </text:span></text:p>
      <text:p text:style-name="P5"><text:span text:style-name="T7">tropps in the war against the Frence,although he must fight on </text:span></text:p>
      <text:p text:style-name="P5"><text:span text:style-name="T7">Edmunds side against Lear and Cordelia.He is aman who can be</text:span></text:p>
      <text:p text:style-name="P5"><text:span text:style-name="T7">pushed around only so far, and when he learns of Goneril’s plot</text:span></text:p>
      <text:p text:style-name="P5"><text:span text:style-name="T7">to have hm killed and to marry Edmund, he has the plotters</text:span></text:p>
      <text:p text:style-name="P5"><text:span text:style-name="T7">arrested for treason.He has learned that there is no compromise </text:span></text:p>
      <text:p text:style-name="P5"><text:span text:style-name="T7">with evil with a new resisteance to his wife, Albany joins the </text:span></text:p>
      <text:p text:style-name="P5"><text:span text:style-name="T7">ranks of <text:s text:c="2"/>characters who undergo dramatic change during the</text:span></text:p>
      <text:p text:style-name="P5"><text:span text:style-name="T7">course of the play, he grouws and evolves into a stronger and </text:span></text:p>
      <text:p text:style-name="P5"><text:span text:style-name="T7">more compassionate individual by the eind of the drama. Albany </text:span></text:p>
      <text:p text:style-name="P5"><text:span text:style-name="T7">leads his army in defense of the kingdom, although with great</text:span></text:p>
      <text:p text:style-name="P5"><text:span text:style-name="T7">reluctance.And this is the actual reality of his character. The </text:span></text:p>
      <text:p text:style-name="P5"><text:span text:style-name="T7">audience withnesses his personal growth, and the culmination of</text:span></text:p>
      <text:p text:style-name="P5"><text:span text:style-name="T7">chage is clear when he assumes conrtol of the kingdom following</text:span></text:p>
      <text:p text:style-name="P5"><text:soft-page-break/><text:span text:style-name="T7">the battles conclusion. With the definition of the main</text:span></text:p>
      <text:p text:style-name="P5"><text:span text:style-name="T7">characters of the play king Lear we can make the difference </text:span></text:p>
      <text:p text:style-name="P5"><text:span text:style-name="T7">between appearance vs reality.Duke of Cornwell, the husband of</text:span></text:p>
      <text:p text:style-name="P5"><text:span text:style-name="T7">Regan, the second daughter of kInd Lear.He becomes ruler of half</text:span></text:p>
      <text:p text:style-name="P5"><text:span text:style-name="T7">of England when Lear passes on the government of the realm to his</text:span></text:p>
      <text:p text:style-name="P5"><text:span text:style-name="T7">daughter and their husbands.</text:span><text:span text:style-name="T8">He is a hard, hot tempered men</text:span></text:p>
      <text:p text:style-name="P5"><text:span text:style-name="T8">appears in the play, who will not be pushed around and whom Lear </text:span></text:p>
      <text:p text:style-name="P5"><text:span text:style-name="T8">does not overly like.Ke is brutal,vicious and savage when thwarted</text:span></text:p>
      <text:p text:style-name="P5"><text:span text:style-name="T8">in his efforts to shize ambition.Cornwell seems at first to be as</text:span></text:p>
      <text:p text:style-name="P5"><text:span text:style-name="T8">much under Regan’s thumb as Albany is under Goneril’s .It soon </text:span></text:p>
      <text:p text:style-name="P5"><text:span text:style-name="T8">becomes obvious,however that cornwell is at least the equal of the</text:span></text:p>
      <text:p text:style-name="P5"><text:span text:style-name="T8">sisters in cruelty.He thinks nothing of putting kent in the</text:span></text:p>
      <text:p text:style-name="P5"><text:span text:style-name="T8">stoaks for insulting oswalds,taking over Gloucester’s c astle</text:span></text:p>
      <text:p text:style-name="P5"><text:span text:style-name="T8">completely,siding with Regan against Lear and even looking Lear</text:span></text:p>
      <text:p text:style-name="P5"><text:span text:style-name="T8">out in the storm.Cornwell’s crowning moment of villainy comes</text:span></text:p>
      <text:p text:style-name="P5"><text:span text:style-name="T8">when he gouges out Gloucester’s eyes with his own thumbs.It is</text:span></text:p>
      <text:p text:style-name="P5"><text:span text:style-name="T8">for this last ourtrageous deed tht cornwell’s of act in those</text:span></text:p>
      <text:p text:style-name="P5"><text:span text:style-name="T8">days.As another sevant says,”I’ll never care what wickedness I do</text:span></text:p>
      <text:p text:style-name="P5"><text:span text:style-name="T8">.If this man come to good”&gt;Regan wasters no time nourning for </text:span></text:p>
      <text:p text:style-name="P5"><text:span text:style-name="T8">him, and neither we do.And this is the pessimistic reality of his </text:span></text:p>
      <text:p text:style-name="P5"><text:span text:style-name="T8">final misfortune.Her, we have another character the Duke of </text:span></text:p>
      <text:p text:style-name="P5"><text:span text:style-name="T8">france,who is the husband of Cordelia.France appears in this play</text:span></text:p>
      <text:p text:style-name="P5"><text:span text:style-name="T8">as a benevolent character, who takes Cordelia.France appears in </text:span></text:p>
      <text:p text:style-name="P5"><text:span text:style-name="T8">this play as a benevolent character, who takes Cordelia as his</text:span></text:p>
      <text:p text:style-name="P5"><text:span text:style-name="T8">wife without a dowry when she has been rejected by his father, </text:span></text:p>
      <text:p text:style-name="P5"><text:span text:style-name="T8">and even sends her back to England with the Frence army to rectify</text:span></text:p>
      <text:p text:style-name="P5"><text:span text:style-name="T8">the wrongs carried out by Goneril and Regan against Lear.France</text:span></text:p>
      <text:p text:style-name="P5"><text:span text:style-name="T8">is honorable and willing to support cordelia’s efforts to rescue</text:span></text:p>
      <text:p text:style-name="P5"><text:soft-page-break/><text:span text:style-name="T8">her father.France points out that she is prize as great as any</text:span></text:p>
      <text:p text:style-name="P5"><text:span text:style-name="T8">dowry.Frances’s support of Cordelia reveals that he</text:span></text:p>
      <text:p text:style-name="P5"><text:span text:style-name="T8">is,indeed ,worthy of Cordelias’ love.In making difference between</text:span></text:p>
      <text:p text:style-name="P5"><text:span text:style-name="T8">appearance and rality we see a nobleman loyal to king Lear whose </text:span></text:p>
      <text:p text:style-name="P5"><text:span text:style-name="T8">rank,</text:span><text:span text:style-name="T9">earl is below that of Duke. The first theing we learn about </text:span></text:p>
      <text:p text:style-name="P5"><text:span text:style-name="T9">Gloucester is that he is an adltere, having fathered a bastard</text:span></text:p>
      <text:p text:style-name="P5"><text:span text:style-name="T9">son, Edmund.He appears in this play as a powerful lord in King</text:span></text:p>
      <text:p text:style-name="P5"><text:span text:style-name="T9">Lear’s court.He is an old, white bearded courtier of Lear’s But </text:span></text:p>
      <text:p text:style-name="P5"><text:span text:style-name="T9">the reality is that, like king Laer,the Earl of Glouchester is not</text:span></text:p>
      <text:p text:style-name="P5"><text:span text:style-name="T9">headed and carpricous, and his suffereing in the tragedy is</text:span></text:p>
      <text:p text:style-name="P5"><text:span text:style-name="T9">almost simillar to that of the king.The sufferengs and tragedy of</text:span></text:p>
      <text:p text:style-name="P5"><text:span text:style-name="T9">the Earl of Gloucester are meant to unversalise the plot.</text:span></text:p>
      <text:p text:style-name="P5"><text:span text:style-name="T9">Gloucester’s role in the subplot is a parallel to Lear’s role in</text:span></text:p>
      <text:p text:style-name="P5"><text:span text:style-name="T9">the main plot although Gloucester server as an illustration of </text:span></text:p>
      <text:p text:style-name="P5"><text:span text:style-name="T9">what can happen when <text:s/>a man endures great suffereing and does not </text:span></text:p>
      <text:p text:style-name="P6"><text:span text:style-name="T9">go mad.Lear’s suffering leads him to a sharpened awareness and to </text:span></text:p>
      <text:p text:style-name="P6"><text:span text:style-name="T9">madness while Gloucester’s trial leads hm to a kneer perception</text:span></text:p>
      <text:p text:style-name="P6"><text:span text:style-name="T9">and despair.He tries to take his own life by jumping off the</text:span></text:p>
      <text:p text:style-name="P6"><text:span text:style-name="T9">cliffs of Dover.Later, he begs Edgar to leave him where he standz</text:span></text:p>
      <text:p text:style-name="P6"><text:span text:style-name="T9">saying “a man may not even here”. We are to suppose that he</text:span></text:p>
      <text:p text:style-name="P6"><text:span text:style-name="T9">eventually learns patience and to accept that the Gods determine</text:span></text:p>
      <text:p text:style-name="P6"><text:span text:style-name="T9">when we shall live and ie.Gloucester’s death is effected off</text:span></text:p>
      <text:p text:style-name="P6"><text:span text:style-name="T9">stage so as not to detract our attention and sympathy from the</text:span></text:p>
      <text:p text:style-name="P6"><text:span text:style-name="T9">coming tragedies of the deaths of Cordelia dna Lear.We are also</text:span></text:p>
      <text:p text:style-name="P6"><text:span text:style-name="T9">not permitted to see Gloucester die a noble death because of his</text:span></text:p>
      <text:p text:style-name="P6"><text:span text:style-name="T9">somewhat flawed nature. We are told by him at the beginning of</text:span></text:p>
      <text:p text:style-name="P6"><text:span text:style-name="T9">the play that he has been lustful and has fatered an illegitimate</text:span></text:p>
      <text:p text:style-name="P6"><text:span text:style-name="T9">son as the consequences.He cannpt therefore be a heroic figure</text:span></text:p>
      <text:p text:style-name="P6"><text:soft-page-break/><text:span text:style-name="T9">but is instead a more ordinary man.</text:span><text:span text:style-name="T10">The nobleman Gloucester have a</text:span></text:p>
      <text:p text:style-name="P6"><text:span text:style-name="T10"><text:s/>legitimate son name Edgar,who is the heir of Gloucester and he</text:span></text:p>
      <text:p text:style-name="P6"><text:span text:style-name="T10"><text:s/>appears in the play as an honest man.He is really a kind hearted</text:span></text:p>
      <text:p text:style-name="P6"><text:span text:style-name="T10"><text:s/>person, incapable of seeing that others might not be, and is fond</text:span></text:p>
      <text:p text:style-name="P6"><text:span text:style-name="T10"><text:s/>of his younger half-brother Edmund,whose advice he takes. He does</text:span></text:p>
      <text:p text:style-name="P6"><text:span text:style-name="T10"><text:s/>not habitully carry weapons on him. Edgar is Gloucester’s only</text:span></text:p>
      <text:p text:style-name="P6"><text:span text:style-name="T10"><text:s/>legitimate heir. And the reality is that he must flee and hide</text:span></text:p>
      <text:p text:style-name="P6"><text:span text:style-name="T10"><text:s/>frm his father when he comes under suispicion Edgar innate</text:span></text:p>
      <text:p text:style-name="P6"><text:span text:style-name="T10"><text:s/>honesty and dignity lets him believe that his brother ,Edmund, </text:span></text:p>
      <text:p text:style-name="P6"><text:span text:style-name="T10"><text:s/>would not lie ti his brother. Edgar’s stoic belief that he has</text:span></text:p>
      <text:p text:style-name="P6"><text:span text:style-name="T10"><text:s/>survived the worst that fortune can throw at him is tested when</text:span></text:p>
      <text:p text:style-name="P6"><text:span text:style-name="T10"><text:s/>Edgar discovers his father,now blinded .The manner in which Edgar</text:span></text:p>
      <text:p text:style-name="P6"><text:span text:style-name="T10"><text:s/>addresses his father indicates compassion,understanding, and an</text:span></text:p>
      <text:p text:style-name="P6"><text:span text:style-name="T10"><text:s/>acceptance of his father’s flaws. Gloucester’s youhnger</text:span></text:p>
      <text:p text:style-name="P6"><text:span text:style-name="T10"><text:s/>illegitimate son is an opportunist, whose ambitious lead him to</text:span></text:p>
      <text:p text:style-name="P6"><text:span text:style-name="T10"><text:s/>fomr a union with Goneril and Regan.The reality is that Edmund a</text:span></text:p>
      <text:p text:style-name="P6"><text:span text:style-name="T10"><text:s/>villain as a character .The injustice of Edmunds situation fairs</text:span></text:p>
      <text:p text:style-name="P6"><text:span text:style-name="T10"><text:s/>to justify his subsequent actions.Edmund rejects the laws of</text:span></text:p>
      <text:p text:style-name="P6"><text:span text:style-name="T10"><text:s/>state and society in favor of the laws he sees as eminently more</text:span></text:p>
      <text:p text:style-name="P6"><text:span text:style-name="T10"><text:s/>practical and useful <text:s/>the laws of superior cunning and <text:s text:c="5"/>strength.Edmunds desire to use any means possible to secure his own needs makes him appear initially as a villain without a conscience. But Edmunds has some solid economic impetus for his actions, and he acts from a complexity of reasons,many of which are simillar to those of <text:s text:c="4"/>Goneril and Regan. To rid himself of his father, Edmunds feigns regret and lements that his nature, which is to hnor his father, must be subordinate to the loyalty he feels for his country. Thus Edmunds excuses the betrayal of his own father, having willingly and easily left his father vulnerable to corwell’s anger.Later, Edmund shows no hesitation, nor any </text:span><text:soft-page-break/><text:span text:style-name="T10">convern about killing the king or Cordelia.Yet in the end, Edmunds repents and tries to rescind his order to execute Cordelia dn Lear, and in this small measure, he does prove himself worthy of Gloucester’s blood. The another character in the play The Earl </text:span><text:span text:style-name="T11">o</text:span><text:span text:style-name="T10">f Kent </text:span><text:span text:style-name="T11">whose appearance and rality same. Kent is honest .He will not lie to his king, and he is truly selfless,devoted to Lear. When his attempts to protect Lear from his own impetous nature fail, kent assumes the guise of an ordinary man and revolves to protect his king. When queried by Lear as to his identity</text:span><text:span text:style-name="T10"> , </text:span><text:span text:style-name="T11">Kent replies that he is “a man”. Thus he is no one special, and yet, he stands apart from many other men. Kent is a man defined by integrity, whose goodness is immeasurable, as his love for his king. Kent’s destiny is irrevocably connected to that of the king’s as the final scence of the play reveals. In rejecting Albany’s offer to rule the kingdom with Edgar, kent reveals that he will sooon join his king in death,clearly ,kent feels that his job on earth is to serve his king.</text:span></text:p>
      <text:p text:style-name="P7">There is another Character we see in the play named by Fool. The Fool is one of the devoted servants of king Lear. In happier days he entertained the king and court with his quips and riddles. When, at first he appears in the play, we see him, he is unhappy because his favourite, Cordelia, has been exited. He altenatly cheers and torments Lear with his witty insigts into Lear’s folly and the ingratitude of his daughters. Like kent,he cannot be separated from Lear, but he is not so brave as the old warrior.Goneril and Regan stun him into silence , and he <text:s/>is so terrified of the storm that kent has to comfort him. The Fool has true insight into what is going on in the word, but he is also more thana</text:p>
      <text:p text:style-name="P3"><text:span text:style-name="T11"><text:s/>touch insane. This is a part of the convention of court jest</text:span><text:span text:style-name="T12">e</text:span><text:span text:style-name="T11">res, however, and is not original with </text:span><text:span text:style-name="T12">Shakespeare’s Fool. The Fool is someone who is so far outside the realms of political and social power that he is privileged to make any comments on his superiors that he he chooses, as long as he is witty and smusing. In Lear, the Fool sings songs,speaks in puns and riddles, and is often </text:span><text:soft-page-break/><text:span text:style-name="T12">rather difficult to understand. He is apparantly quite young, and the suffereing he has endured and seen around him has been too much for him. He disappears mysteriously half-way through the play ,after he has taught Lear all he can about the ways of the world.</text:span><text:span text:style-name="T13">The Fool belongs to the tradition of the morality plays.The fool,as a stock character and familiar figure on the Elizabethan stage,linked actors and audience, playing tricks on the persons in the play.He also made comments directly to the audience. The fool in the king Lear tries to take away from Lears mind his obsession with his daughters ingratitude, by his jesting and buffonery.His jests during Lear's afflictions certainly hasten his insanity.The Fool stands for worldly wisdom. He can never forget Lears treatment of Cordelia, who is the epitome of endearment in his heart. He continuously pines for her and there is not a single moment when he does not remind the king of his injustice. He is also much attached to his old master, the king. He follows him in adversity,and does not desert him despite all his practical commonsense.He remains loyal to him even when he falls on evil days.The fool performs four important functions in the play : He provides comic relief when the tragedy becomes too oppressive to the audience, He symbolizes the external conscience of Lear, He adds to the tragedy and beauty of the play, He also serves as a critic in the play.During his insanity Lears conduct is absurd to the extreme and is bound to arouse more laughter than sympathy.It is here that the Fool becomes relevent, for it is he who diverts the laughter of the audience onto himself,and thus manages to salvage as well as preserve Lears sublimity. In the storm scene there is a wild quartet of madness ---- Lear, poor Tom,the fool and the elements themselves,in which the Fool alone stands for Sanity.He fades away from the picture when he is no longer needed, because Lear himself can act as his own fool.In fact,Lear's tragedy lies in investing the king with motley.It is also the crowning and apotheosis of the Fool.The Fool is a mirror striving to show Lear his true image. Lear has been extremly foolish, and this fact is pointed out to him by the Fool.There are two fools,he says,"The one is motely here (pointing to himself)/ The other </text:span><text:soft-page-break/><text:span text:style-name="T13">found out there (pointing to Lear)Lear's abdication leaves the kingdom without the light of good government and hence the fool remarks, "so out went the candle and we were left darkling ". Thus the Fool serves the purpose of a critic. He comments on the folly of Lear and constantly chastises him for it.Shakespeare makes the fool fade away after the storm scene.At the end of the play Lear tragically remarks, " And my poor fool is hanged", and this unquestionably refers to Cordelia. The Fool fades away in the middle of the play more as a design than as a lack of foresight.Having served his purpose he makes his exit in the prime of his own existence.His love for Cordelia and his loyalty to Lear remanis unrewarded. Thus, although the fool does not develop the plot of the play, he has immense dramatic significance.</text:span></text:p>
      <text:p text:style-name="P1"><text:span text:style-name="T13">It is quite uncertain as to which period of time in ancient history has been visualized by Shakespeare as the time of the events of king Lear.The places where the action of the play occurs are also uncertain. Nowwhere in the great plays of Shakespeare is there such a glaring want of suggestions about locality as in the King Lear.The topographical setting of the play remains vague.In other words,we do not understand where the Duke of Cornwell lives,where the Duke of Albany lives,where Edgar encounters Oswald,and so on. Even the Dover references are geographically hazy and confusing.However, this very vaugeness in respect of place (as also in respect of time) stimulates the imagination to grasp the cosmic and universal elements in the play.King Lear divides his kingdom among the two daughters who flatter him and banishes the third one who loves him. His eldest daughters both then reject him at their homes, so Lear goes mad and wanders through a storm. His banished daughter returns with an army, but they lose the battle and Lear, all his daughters and more, die.King Lear begins as the Earl of Gloucester introduces his illegitimate son, Edmund, to the Earl of Kent. Lear, King of Britain, enters with his court. Now that he is an old man, Lear has decided to divide his kingdom between his three daughters. The division will depend on the quality of each princess' declarations </text:span><text:soft-page-break/><text:span text:style-name="T13">of love for her father before the court. Goneril, Duchess of Albany, and Regan, Duchess of Cornwall, both speak enthusiastically and earn their father's praise. But Cordelia, the youngest, says nothing because she cannot voice her deep love for Lear. Misunderstanding his daughter, Lear disowns and banishes her from the kingdom. He also banishes the Earl of Kent, who had taken Cordelia's side against the King.This action by the king divides the kingdom, both figuratively and literally. Cordelia's suitor, the Duke of Burgundy, rejects her once she is dowerless, but the King of France values her honesty and takes her as his wife. Lear's kingdom is shared between Goneril and Regan and their suitors (the Dukes of Albany and Cornwall, respectively). Lear plans to alternate living with each of them.</text:span><text:line-break/><text:span text:style-name="T13">King Lear Summary King Lear divides his kingdom among the two daughters who flatter him and banishes the third one who loves him. His eldest daughters both then reject him at their homes, so Lear goes mad and wanders through a storm. His banished daughter returns with an army, but they lose the battle and Lear, all his daughters and more, die.King Lear begins as the Earl of Gloucester introduces his illegitimate son, Edmund, to the Earl of Kent. Lear, King of Britain, enters with his court. Now that he is an old man, Lear has decided to divide his kingdom between his three daughters. The division will depend on the quality of each princess' declarations of love for her father before the court. Goneril, Duchess of Albany, and Regan, Duchess of Cornwall, both speak enthusiastically and earn their father's praise. But Cordelia, the youngest, says nothing because she cannot voice her deep love for Lear. Misunderstanding his daughter, Lear disowns and banishes her from the kingdom. He also banishes the Earl of Kent, who had taken Cordelia's side against the King. King Lear in China, Universal ShakespeareKing Lear in China, Universal Shakespeare This action by the king divides the kingdom, both figuratively and literally. Cordelia's suitor, the Duke of Burgundy, rejects her once she is dowerless, but the King of France values her honesty and takes her as his wife. Lear's kingdom is shared between Goneril and Regan and their suitors (the </text:span><text:soft-page-break/><text:span text:style-name="T13">Dukes of Albany and Cornwall, respectively). Lear plans to alternate living with each of them.— KING LEAR, ACT 1 SCENE 1 Act II Meanwhile, Edmund is determined to be recognised as a rightful son of Gloucester. By a trick, he persuades his father that his legitimate brother, Edgar, is plotting against Gloucester's life. Warned by Edmund that his life is in danger, Edgar flees and takes the disguise of a Bedlam beggar. Edmund becomes a courtier to Goneril. Goneril meanwhile grows increasingly exasperated by the behaviour of Lear's hundred companions who are upsetting her life at Albany's castle, and she criticises her father. Kent has returned from exile in disguise and wins a place as a servant to Lear. Kent accompanies Lear when, in a rage against her criticisms, he curses Goneril and leaves. Lear goes, unannounced, to live with Regan and Cornwall who, it turns out, have gone out to visit Gloucester. When Lear arrives at Gloucester's house to find Regan, she spurns him and his followers, namely his devoted companion, the Fool.Despairing for his daughters, and deeply regretting rejecting Cordelia, Lear goes mad at the height of a great storm. He and the Fool run wild on the heath until Gloucester takes them into a hut for shelter. He then seeks the aid of Kent to get them away to the coast, where Cordelia has landed with a French army to fight for her father against her sisters and their husbands. Gloucester then leaves and returns home.Meanwhile, Edmund is employed as a messenger between the sisters and is courted by each in turn. He persuades Cornwall that Gloucester (his father) is an enemy because he has been in touch with France and helped Lear and when they are turned away by Regan. As punishment for Gloucester's seeming betrayal, Cornwall and Regan pluck out his eyes and abandon him. During the act of blinding Gloucester, a servant stabs Cornwall, who dies. But Regan continues to rule with Edmund's help.Out in the storm, Lear finds shelter where Edgar has also taken refuge, still disguised as the beggar. The Fool, the mad king, and the disguised "insane" beggar become unlikely companions before they are separated. Edgar finds Gloucester wandering the heath alone and in agony. Since his father is blind, Edgar leads the despairing man to the coast and </text:span><text:soft-page-break/><text:span text:style-name="T13">helps him along the journey to come to an acceptance of his life. Gloucester later meets the mad Lear on Dover beach, near Cordelia's camp. With Kent's aid, Lear is rescued and re-united with Cordelia. Gloucester, now reunited with Edgar, dies quietly alone.King Lear divides his kingdom among the two daughters who flatter him and banishes the third one who loves him. His eldest daughters both then reject him at their homes, so Lear goes mad and wanders through a storm. His banished daughter returns with an army, but they lose the battle and Lear, all his daughters and more, die.King Lear begins as the Earl of Gloucester introduces his illegitimate son, Edmund, to the Earl of Kent. Lear, King of Britain, enters with his court. Now that he is an old man, Lear has decided to divide his kingdom between his three daughters. The division will depend on the quality of each princess' declarations of love for her father before the court. Goneril, Duchess of Albany, and Regan, Duchess of Cornwall, both speak enthusiastically and earn their father's praise. But Cordelia, the youngest, says nothing because she cannot voice her deep love for Lear. Misunderstanding his daughter, Lear disowns and banishes her from the kingdom. He also banishes the Earl of Kent, who had taken Cordelia's side against the King.Meanwhile, Edmund is employed as a messenger between the sisters and is courted by each in turn. He persuades Cornwall that Gloucester (his father) is an enemy because he has been in touch with France and helped Lear and when they are turned away by Regan. As punishment for Gloucester's seeming betrayal, Cornwall and Regan pluck out his eyes and abandon him. During the act of blinding Gloucester, a servant stabs Cornwall, who dies. But Regan continues to rule with Edmund's help. Out in the storm, Lear finds shelter where Edgar has also taken refuge, still disguised as the beggar. The Fool, the mad king, and the disguised "insane" beggar become unlikely companions before they are separated. Edgar finds Gloucester wandering the heath alone and in agony. Since his father is blind, Edgar leads the despairing man to the coast and helps him along the journey to come to an acceptance of his life. Gloucester later meets the mad Lear on Dover beach, near Cordelia's camp. With </text:span><text:soft-page-break/><text:span text:style-name="T13">Kent's aid, Lear is rescued and re-united with Cordelia. Gloucester, now reunited with Edgar, dies quietly alone.The French forces are overcome by Albany's army led by Edmund, and Lear and Cordelia are captured. Goneril has already poisoned Regan in their jealous rivalry over Edmund's attention. Edgar, disguised now as a loyal knight, challenges Edmund to a duel and wounds him mortally. Seeing no way out, Goneril kills herself, and the dying Edmund confesses his misdeeds and releases Cordelia.King Lear is a tragedy written by William Shakespeare. It tells the tale of a king who bequeaths his power and land to two of his three daughters, after they declare their love for him in a fawning and obsequious manner. His third daughter gets nothing, because she will not flatter him as her sisters had done. When he feels he has been treated with disrespect by the two daughters who now have his wealth and power, he becomes furious to the point of madness. He eventually becomes tenderly reconciled to his third daughter, just before tragedy strikes her and then the king.Derived from the legend of Leir of Britain, a mythological pre-Roman Celtic king, the play has been widely adapted for the stage and motion pictures, with the title role coveted by accomplished actors. The first attribution to Shakespeare of this play, originally drafted in 1605 or 1606 at the latest with its first known performance on St. Stephen's Day in 1606, was a 1608 publication in a quarto of uncertain provenance, in which the play is listed as a history; it may be an early draft or simply reflect the first performance text. The Tragedy of King Lear, a revised version that is better tailored for performance, was included in the 1623 First Folio. Modern editors usually conflate the two, though some insist that each version has its own individual integrity that should be preserved. After the English Restoration, the play was often revised with a happy ending for audiences who disliked its dark and depressing tone, but since the 19th century Shakespeare's original version has been regarded as one of his supreme achievements. The tragedy is noted for its probing observations on the nature of human suffering and kinship.King Lear dramatizes the story of an aged king of ancient Britain, whose plan to divide his </text:span><text:soft-page-break/><text:span text:style-name="T13">kingdom among his three daughters ends tragically. When he tests each by asking how much she loves him, the older daughters, Goneril and Regan, flatter him. The youngest, Cordelia, does not, and Lear disowns and banishes her. She marries the king of France. Goneril and Regan turn on Lear, leaving him to wander madly in a furious storm. Meanwhile, the Earl of Gloucester’s illegitimate son Edmund turns Gloucester against his legitimate son, Edgar. Gloucester, appalled at the daughters’ treatment of Lear, gets news that a French army is coming to help Lear. Edmund betrays Gloucester to Regan and her husband, Cornwall, who puts out Gloucester’s eyes and makes Edmund the Earl of Gloucester. Cordelia and the French army save Lear, but the army is defeated. Edmund imprisons Cordelia and Lear. Edgar then mortally wounds Edmund in a trial by combat. Dying, Edmund confesses that he has ordered the deaths of Cordelia and Lear. Before they can be rescued, Lear brings in Cordelia’s body and then he himself diesShakespeare’s story of a king who divides his realm between his three daughters probes the depths of human suffering and despair.Summary Plot Overview Summary Plot Overview Lear, the aging king of Britain, decides to step down from the throne and divide his kingdom evenly among his three daughters. First, however, he puts his daughters through a test, asking each to tell him how much she loves him. Goneril and Regan, Lear’s older daughters, give their father flattering answers. But Cordelia, Lear’s youngest and favorite daughter, remains silent, saying that she has no words to describe how much she loves her father. Lear flies into a rage and disowns Cordelia. The king of France, who has courted Cordelia, says that he still wants to marry her even without her land, and she accompanies him to France without her father’s blessing. Lear quickly learns that he made a bad decision. Goneril and Regan swiftly begin to undermine the little authority that Lear still holds. Unable to believe that his beloved daughters are betraying him, Lear slowly goes insane. He flees his daughters’ houses to wander on a heath during a great thunderstorm, accompanied by his Fool and by Kent, a loyal nobleman in disguise. Meanwhile, an elderly nobleman named </text:span><text:soft-page-break/><text:span text:style-name="T13">Gloucester also experiences family problems. His illegitimate son, Edmund, tricks him into believing that his legitimate son, Edgar, is trying to kill him. Fleeing the manhunt that his father has set for him, Edgar disguises himself as a crazy beggar and calls himself “Poor Tom.” Like Lear, he heads out onto the heath. When the loyal Gloucester realizes that Lear’s daughters have turned against their father, he decides to help Lear in spite of the danger. Regan and her husband, Cornwall, discover him helping Lear, accuse him of treason, blind him, and turn him out to wander the countryside. He ends up being led by his disguised son, Edgar, toward the city of Dover, where Lear has also been brought. In Dover, a French army lands as part of an invasion led by Cordelia in an effort to save her father. Edmund apparently becomes romantically entangled with both Regan and Goneril, whose husband, Albany, is increasingly sympathetic to Lear’s cause. Goneril and Edmund conspire to kill Albany. The despairing Gloucester tries to commit suicide, but Edgar saves him by pulling the strange trick of leading him off an imaginary cliff. Meanwhile, the English troops reach Dover, and the English, led by Edmund, defeat the Cordelia-led French. Lear and Cordelia are captured. In the climactic scene, Edgar duels with and kills Edmund; we learn of the death of Gloucester; Goneril poisons Regan out of jealousy over Edmund and then kills herself when her treachery is revealed to Albany; Edmund’s betrayal of Cordelia leads to her needless execution in prison; and Lear finally dies out of grief at Cordelia’s passing. Albany, Edgar, and the elderly Kent are left to take care of the country under a cloud of sorrow and regret.King Lear is a play about blindness – blindness to others’ motivations, blindness to one’s own true nature, blindness to the emptiness of power and privilege, and blindness to the importance of selfless love. Lear’s only desire is to enjoy a comfortable, carefree old age, but he fails to see the role his absolute power has played in shaping his relationship with his daughters, whom he expects to take care of him. Once he loses his power Lear gains insight into his own nature and realizes his shortcomings, admitting “mine eyes are not ‘o th’ best.” (V.iii) Tragically, </text:span><text:soft-page-break/><text:span text:style-name="T13">this self-knowledge comes too late, at a point when Lear has forfeited the power that might have enabled him to change his fate. He finally sees the world as it really is, but is powerless to do anything about it. He dies after saying the final words, “look there, look there,” (V.iii) a literal command that the others look at Cordelia, but also a symbolic plea that the survivors see themselves, and the world, more accurately. The play opens with a glimpse of the subplot that mirrors the main action, as Gloucester explains that he has two sons, one legitimate and one illegitimate, but he tries to love them equally. They discuss Lear’s plans to divide his kingdom, suggesting that he has already decided to share equally among his daughters, and his love test will be just a show, and actually won’t decide anything. Lear then announces his intention to divide his kingdom, admitting that Cordelia is his favorite. He clearly expects all three daughters to try to outdo each other with declarations of their love, for which he will reward them with portions of land. But Cordelia refuses to flatter him, and humiliates him publicly with her disobedience. Enraged by Cordelia’s stubbornness, Lear disowns her, and divides the kingdom between the remaining two daughters. Lear’s inability to understand that despite Cordelia’s reluctance to publicly flatter her father she actually loves him best is the tragic mistake that incites the action of the rest of the play. The audience understands that Lear’s other two daughters, the deceitful Goneril and Reagan, are the antagonists to Lear’s desire to hold onto his power, and the rising action of the play see these two characters actively thwarting their father and hastening his downfall. After dividing his kingdom between Goneril and Reagan Lear continues to demand that his daughters care for him, expecting to retain the privileges of the crown without the responsibilities. Lear has never recognised the role power plays in his family, so he expects his daughters to treat him exactly as they did when he was their king. Instead, Regan and Goneril treat Lear according to his new status as a powerless old man. Lear is deprived not only of the loving care he expected from his daughters, but also of his attendant knights, and finally even the </text:span><text:soft-page-break/><text:span text:style-name="T13">shelter of their roofs. Meanwhile, the subplot reverses the structure of the main plot: while Lear mistakenly believes that power plays no role in his family, Edmund is all too aware of the role power plays in his. Angry that his illegitimate status makes him powerless, Edmund schemes to banish Edgar and take his place as Gloucester’s heir. In keeping with its mirrored plot and subplot, King Lear has two simultaneous climaxes where a protagonist comes in direct conflict with an antagonist. For Lear, this moment comes when he is denied shelter by his daughters and forced to wander in the storm, a reversal of fortune that drives him mad. He tries to make the storm obey him, and the result is that he is deprived of the few comforts he has left. Lear spends much of the storm talking with Edgar, who is disguised as a mad beggar called “Poor Tom,” and helps Lear see that as king he failed to care enough for the poor and downtrodden “wretches” of his kingdom. Meanwhile, Edmund triggers the climax of the subplot when he reveals to Cornwall that Gloucester has tried to help Lear. As a result, Gloucester is blinded, stripped of his title and banished from his home. The climax of the subplot confirms the vision of the main plot: raw, violent power is a greater force than even the love of families. Edmund has achieved his goal because he understands this truth and is prepared to act on it. In his madness and suffering, Lear learns how fragile and temporary his former power was, and in the play’s falling action this insight allows him to be reconciled with Cordelia. He no longer demands that his daughter treat him like a king. He is happy to be treated as a “foolish, fond old man” (IV.vii) so long as Cordelia loves him. He imagines that in prison he and Cordelia will be sustained not by power but by their mutual love for one another: “We two alone will sing like birds i’the cage” (V.iii). Edgar, still disguised as Poor Tom, meets.King Lear is a play that explores the relationship between appearance and reality, and the tragic consequences of trusting in appearance more than reality. Lear divides his kingdom between his two eldest daughters, because they express their undying love and devotion to him in exaggerated language. Cordelia, who is disgusted by her sisters' phoniness, </text:span><text:soft-page-break/><text:span text:style-name="T13">refuses to flatter her father, so in a rage, he disinherits her and banishes her. She marries the King of France, who will later lead an army against her sisters. Lear very soon learns that his older two daughters' words were empty promises made simply so they could seize power. Once they have his land and goods, he becomes a nuisance. They humiliate him and cast him aside. In a parallel plot, the Earl of Gloucester is manipulated by his illegitimate son, Edmund, into thinking that his real son, Edgar is plotting against him. Both powerful men are humbled by their realization that they were deceived. By the end of the play, both Lear and the Earl of Gloucester have learned the hard way who is faithful to them. In acts of poetic justice, Goneril and Regan are deceived by Edmund, Goneril kills Regan then commits suicide, and Edgar kills Edmund. Cordelia is hanged by Edgar's decree, and Lear dies of sorrow. Nevertheless, order is restored in the kingdom.King Lear by William Shakespeare is a tragedy written mainly in blank verse concerning the downfall of King Lear and the Earl of Gloucester due to the ingratitude of their children. It was first performed in 1606. King Lear is an aging monarch with no male heir. He decides to divide his kingdom among his three daughters and their husbands. He requires them to give speeches proving their love for him. The evil sisters Goneril and Regan use exaggerated flattery, but the good sister Cordelia speaks plainly and simply. Lear disinherits Cordelia and splits his kingdom between the evil sisters. The evil sisters cause Lear to become a homeless beggar, and he goes insane. Meanwhile, Gloucester's evil bastard Edmund plots against the good son Edgar and his father Gloucester. Cordelia's French husband mobilizes an army against Goneril and Regan's kingdoms. Edgar helps Lear. Edmund, Goneril, and Regan are involved in a love triangle. Eventually, Lear regains his sanity and is reunited with Cordelia, but they both die. Goneril kills Regan. Edgar kills Edmund.King Lear ends with a battle for the British throne. Edmund wins the battle for the throne, but is then killed by his brother Edgar. As Edmund dies, he admits that he has sent orders for Lear and Cordelia to be executed. The orders are reversed, but too late; Cordelia has already been killed.The </text:span><text:soft-page-break/><text:span text:style-name="T13">struggle for power constitutes a root reason for conflict in Shakespeare’s King Lear, wherein a royal family betrays their ties for the sake of authority and order. Chaotic events of the post-Medieval rule are perceived through the prism of jealousy, betrayal, and dishonesty. A brief overview of the plot, characters, and central themes of the play provides sufficient evidence to argue that Shakespeare aims at encouraging the readers to disregard the quest for power in favor of family ties.The struggle for power constitutes a root reason for conflict in Shakespeare’s King Lear, wherein a royal family betrays their ties for the sake of authority and order. Chaotic events of the post-Medieval rule are perceived through the prism of jealousy, betrayal, and dishonesty. A brief overview of the plot, characters, and central themes of the play provides sufficient evidence to argue that Shakespeare aims at encouraging the readers to disregard the quest for power in favor of family ties.Another reoccurring theme in King Lear is the distinction between sanity and madness. At the beginning of the play, Lear maintains a reasonable sense despite being fooled by his daughters. Ironically, as the plot progresses, and the man discovers the truth, he loses sanity, stricken by grief and disappointment in his family. With this character’s transformation, Shakespeare underlines the imperfection of human nature, suggesting that sometimes the hardships of reality are unbearable to handle.From my perspective, literary experts give little attention to Lear’s extreme expressions of vanity. A self-satisfied monarch is so obsessed with praise and flatter that he fails to recognize the hypocrisy in his daughters’ actions. Shakespeare’s King Lear should serve as a reminder for all government officials to disregard personal sentiment in favor of professionalism and work ethics. The author also depicts a harsh reality, wherein the strongest tie of all, family, falls apart in a quest for power. It is critical to realize that authority and greed are superficial, thus, able to bring only short-term happiness. On the contrary, qualities of compassion, honesty, and loyalty are everlasting.n King Lear, Shakespeare narrates the story of a family whose </text:span><text:soft-page-break/><text:span text:style-name="T13">members considered power to be more important than love, respect, and kindness. Themes of jealousy, greed, infidelity, and madness accompany the play, showing the wicked nature of humankind. With his work, the author attempts to encourage the readers to value virtue, honesty, and integrity instead of falling for superficial qualities of lust and authorit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svg:font-family="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9T11:51:40.993688015</meta:creation-date>
    <dc:date>2020-11-29T23:30:14.439122501</dc:date>
    <meta:editing-duration>PT3H12M13S</meta:editing-duration>
    <meta:editing-cycles>4</meta:editing-cycles>
    <meta:generator>LibreOffice/6.4.6.2$Linux_X86_64 LibreOffice_project/40$Build-2</meta:generator>
    <meta:document-statistic meta:table-count="0" meta:image-count="0" meta:object-count="0" meta:page-count="25" meta:paragraph-count="251" meta:word-count="7633" meta:character-count="45509" meta:non-whitespace-character-count="37950"/>
  </office:meta>
</office:document-meta>
</file>